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ath" svg:font-family="'Latin Modern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933cm" fo:min-width="1.769cm" fo:padding-top="0.151cm" fo:padding-bottom="0.151cm" fo:padding-left="0.276cm" fo:padding-right="0.276cm"/>
    </style:style>
    <style:style style:name="gr2" style:family="graphic" style:parent-style-name="standard">
      <style:graphic-properties draw:stroke="solid" draw:stroke-dash="Fine_20_Dashed" svg:stroke-width="0.053cm" svg:stroke-color="#000000" draw:marker-start-width="0.279cm" draw:marker-end-width="0.279cm" draw:fill="solid" draw:fill-color="#cccccc" draw:opacity="100%" draw:textarea-horizontal-align="justify" draw:textarea-vertical-align="middle" draw:auto-grow-height="false" fo:min-height="6.03cm" fo:min-width="1.97cm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width="0.053cm" draw:marker-start-width="0.227cm" draw:marker-end-width="0.227cm" draw:stroke-linejoin="miter" draw:fill="solid" draw:fill-color="#ffffff" draw:opacity="0%"/>
    </style:style>
    <style:style style:name="gr4" style:family="graphic" style:parent-style-name="standard">
      <style:graphic-properties draw:stroke="none" svg:stroke-width="0.053cm" draw:marker-start-width="0.227cm" draw:marker-end-width="0.227cm" draw:stroke-linejoin="miter" draw:fill="solid" draw:fill-color="#000000"/>
    </style:style>
    <style:style style:name="gr5" style:family="graphic" style:parent-style-name="standard">
      <style:graphic-properties draw:stroke="solid" draw:stroke-dash="Ultrafine_20_Dashed"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907cm" fo:min-width="1.261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="solid" draw:fill-color="#ffffcc" draw:textarea-horizontal-align="justify" draw:textarea-vertical-align="middle" draw:auto-grow-height="false" fo:min-height="0.229cm" fo:min-width="0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229cm" fo:min-width="0cm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solid" draw:stroke-dash="Ultrafine_20_Dashed" svg:stroke-width="0.053cm" svg:stroke-color="#000000" draw:marker-start-width="0.279cm" draw:marker-end-width="0.279cm" draw:fill="solid" draw:fill-color="#9999ff" draw:textarea-horizontal-align="justify" draw:textarea-vertical-align="middle" draw:auto-grow-height="false" fo:min-height="0.696cm" fo:min-width="1.011cm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1.95cm"/>
    </style:style>
    <style:style style:name="gr11" style:family="graphic" style:parent-style-name="standard">
      <style:graphic-properties draw:stroke="solid" draw:stroke-dash="Fine_20_Dashed" svg:stroke-width="0.053cm" svg:stroke-color="#000000" draw:marker-start-width="0.279cm" draw:marker-end-width="0.279cm" draw:fill-color="#ffffff" draw:textarea-horizontal-align="justify" draw:textarea-vertical-align="middle" draw:auto-grow-height="false" fo:min-height="1.074cm" fo:min-width="1.967cm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true" fo:min-height="0.712cm" fo:min-width="2.042cm"/>
    </style:style>
    <style:style style:name="gr13" style:family="graphic" style:parent-style-name="standard">
      <style:graphic-properties draw:stroke="solid" draw:stroke-dash="Ultrafine_20_Dashed" svg:stroke-width="0.053cm" svg:stroke-color="#000000" draw:marker-start-width="0.279cm" draw:marker-end-width="0.279cm" draw:fill="solid" draw:fill-color="#ffffff" draw:opacity="100%" draw:textarea-horizontal-align="justify" draw:textarea-vertical-align="middle" draw:auto-grow-height="false" fo:min-height="0.907cm" fo:min-width="1.261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000000" draw:marker-start-width="0.279cm" draw:marker-end-width="0.279cm" draw:fill="none" draw:fill-color="#729fcf" draw:textarea-horizontal-align="justify" draw:textarea-vertical-align="middle" draw:auto-grow-height="false" fo:min-height="8.739cm" fo:min-width="2.955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23cm" fo:min-width="0cm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338cm" fo:min-width="0.041cm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000000" draw:marker-start-width="0.279cm" draw:marker-end-width="0.279cm" draw:fill-color="#4c4c4c" draw:textarea-horizontal-align="justify" draw:textarea-vertical-align="middle" draw:auto-grow-height="false" fo:min-height="1.647cm" fo:min-width="4.572cm" fo:padding-top="0.151cm" fo:padding-bottom="0.151cm" fo:padding-left="0.276cm" fo:padding-right="0.276cm"/>
    </style:style>
    <style:style style:name="gr18" style:family="graphic" style:parent-style-name="standard">
      <style:graphic-properties svg:stroke-width="0.053cm" svg:stroke-color="#000000" draw:marker-start-width="0.279cm" draw:marker-end-width="0.279cm" draw:fill="none" draw:fill-color="#000000" draw:textarea-horizontal-align="justify" draw:textarea-vertical-align="middle" draw:auto-grow-height="false" fo:min-height="1.647cm" fo:min-width="3.048cm" fo:padding-top="0.151cm" fo:padding-bottom="0.151cm" fo:padding-left="0.276cm" fo:padding-right="0.276cm"/>
    </style:style>
    <style:style style:name="gr19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true" fo:min-height="0.712cm" fo:min-width="2.449cm"/>
    </style:style>
    <style:style style:name="gr20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true" fo:min-height="1.423cm" fo:min-width="4.549cm"/>
    </style:style>
    <style:style style:name="gr21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true" fo:min-height="2.134cm" fo:min-width="4.934cm"/>
    </style:style>
    <style:style style:name="gr22" style:family="graphic" style:parent-style-name="standard">
      <style:graphic-properties draw:stroke="solid" draw:stroke-dash="Ultrafine_20_Dashed" svg:stroke-width="0.053cm" svg:stroke-color="#000000" draw:marker-start-width="0.279cm" draw:marker-end-width="0.279cm" draw:fill="solid" draw:fill-color="#ccffff" draw:textarea-horizontal-align="justify" draw:textarea-vertical-align="middle" draw:auto-grow-height="false" fo:min-height="0.907cm" fo:min-width="1.261cm" fo:padding-top="0.151cm" fo:padding-bottom="0.151cm" fo:padding-left="0.276cm" fo:padding-right="0.276cm"/>
    </style:style>
    <style:style style:name="gr23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true" fo:min-height="1.423cm" fo:min-width="4.671cm"/>
    </style:style>
    <style:style style:name="gr24" style:family="graphic" style:parent-style-name="standard">
      <style:graphic-properties svg:stroke-width="0.053cm" svg:stroke-color="#000000" draw:marker-start-width="0.279cm" draw:marker-end-width="0.279cm" draw:fill-color="#4c4c4c" draw:textarea-horizontal-align="justify" draw:textarea-vertical-align="middle" draw:auto-grow-height="false" fo:min-height="1.647cm" fo:min-width="3.175cm" fo:padding-top="0.151cm" fo:padding-bottom="0.151cm" fo:padding-left="0.276cm" fo:padding-right="0.276cm"/>
    </style:style>
    <style:style style:name="gr25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true" fo:min-height="0.712cm" fo:min-width="2.82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 draw:fill-color="#cccccc" draw:opacity="100%"/>
      <style:paragraph-properties fo:text-align="center"/>
    </style:style>
    <style:style style:name="P3" style:family="paragraph">
      <loext:graphic-properties draw:fill="solid" draw:fill-color="#ffffff" draw:opacity="0%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solid" draw:fill-color="#ffffcc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9999ff"/>
      <style:paragraph-properties fo:text-align="center"/>
    </style:style>
    <style:style style:name="P8" style:family="paragraph">
      <style:text-properties style:font-name="Latin Modern Math"/>
    </style:style>
    <style:style style:name="P9" style:family="paragraph">
      <loext:graphic-properties draw:fill="none" draw:fill-color="#ffffff"/>
      <style:text-properties style:font-name="Latin Modern Math" fo:font-size="16pt" style:font-size-asian="16pt" style:font-size-complex="16pt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none" draw:fill-color="#ffffff"/>
      <style:text-properties style:font-name="Latin Modern Math"/>
    </style:style>
    <style:style style:name="P12" style:family="paragraph">
      <loext:graphic-properties draw:fill="solid" draw:fill-color="#ffffff" draw:opacity="100%"/>
      <style:paragraph-properties fo:text-align="center"/>
    </style:style>
    <style:style style:name="P13" style:family="paragraph">
      <loext:graphic-properties draw:fill="none" draw:fill-color="#729fcf"/>
      <style:paragraph-properties fo:text-align="center"/>
    </style:style>
    <style:style style:name="P14" style:family="paragraph">
      <loext:graphic-properties draw:fill-color="#4c4c4c"/>
      <style:paragraph-properties fo:text-align="center"/>
    </style:style>
    <style:style style:name="P15" style:family="paragraph">
      <loext:graphic-properties draw:fill="none" draw:fill-color="#000000"/>
      <style:paragraph-properties fo:text-align="center"/>
    </style:style>
    <style:style style:name="P16" style:family="paragraph">
      <loext:graphic-properties draw:fill="none" draw:fill-color="#ffffff"/>
      <style:text-properties fo:color="#000000" style:font-name="Latin Modern Math" fo:font-size="20pt" style:font-size-asian="20pt" style:font-size-complex="20pt"/>
    </style:style>
    <style:style style:name="P17" style:family="paragraph">
      <loext:graphic-properties draw:fill="solid" draw:fill-color="#ccffff"/>
      <style:paragraph-properties fo:text-align="center"/>
    </style:style>
    <style:style style:name="P18" style:family="paragraph">
      <loext:graphic-properties draw:fill="none" draw:fill-color="#ffffff"/>
      <style:text-properties fo:color="#ffffff" style:font-name="Latin Modern Math"/>
    </style:style>
    <style:style style:name="T1" style:family="text">
      <style:text-properties style:font-name="Latin Modern Math" fo:font-size="16pt" style:font-size-asian="16pt" style:font-size-complex="16pt"/>
    </style:style>
    <style:style style:name="T2" style:family="text">
      <style:text-properties style:font-name="Latin Modern Math"/>
    </style:style>
    <style:style style:name="T3" style:family="text">
      <style:text-properties fo:color="#ffffff" style:font-name="Latin Modern Math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9" draw:id="id9" draw:layer="layout" svg:width="2.453cm" svg:height="1.367cm" svg:x="11.76cm" svg:y="9.63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794cm" svg:height="6.604cm" svg:x="7.277cm" svg:y="7.14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32§display§f§svg§600§TRUE§</svg:desc>
          <draw:polygon draw:style-name="gr3" draw:text-style-name="P3" draw:layer="layout" svg:width="0.482cm" svg:height="0.685cm" svg:x="8.449cm" svg:y="9.724cm" svg:viewBox="0 0 483 686" draw:points="242,686 0,686 0,0 483,0 483,686">
            <text:p/>
          </draw:polygon>
          <draw:path draw:style-name="gr4" draw:text-style-name="P4" draw:layer="layout" svg:width="0.404cm" svg:height="0.704cm" svg:x="8.493cm" svg:y="9.713cm" svg:viewBox="0 0 405 705" svg:d="M256 237h69c16 0 25 0 25-17 0-7-9-7-23-7h-67l19-90c2-15 13-70 18-79 7-15 21-26 39-26 2 0 23 0 39 13-37 4-43 31-43 42 0 17 13 26 29 26 21 0 44-15 44-46 0-35-37-53-69-53-28 0-80 13-103 90-5 18-7 24-28 123h-55c-16 0-26 0-26 13 0 11 7 11 23 11h53l-60 306c-16 75-29 145-71 145-2 0-23 0-39-13 37-2 46-31 46-42 0-18-16-29-32-29-21 0-44 18-44 49 0 33 37 52 69 52 44 0 78-46 92-74 25-51 44-143 46-150z">
            <text:p/>
          </draw:path>
        </draw:g>
        <draw:custom-shape draw:style-name="gr5" draw:text-style-name="P1" xml:id="id8" draw:id="id8" draw:layer="layout" svg:width="1.943cm" svg:height="1.339cm" svg:x="7.659cm" svg:y="9.65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1" draw:id="id1" draw:layer="layout" svg:width="0.691cm" svg:height="0.749cm" svg:x="8.307cm" svg:y="4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z§svg§600§TRUE§</svg:desc>
          <draw:polygon draw:style-name="gr3" draw:text-style-name="P3" draw:layer="layout" svg:width="0.256cm" svg:height="0.219cm" svg:x="8.536cm" svg:y="5.025cm" svg:viewBox="0 0 257 220" draw:points="129,220 0,220 0,0 257,0 257,220">
            <text:p/>
          </draw:polygon>
          <draw:path draw:style-name="gr4" draw:text-style-name="P4" draw:layer="layout" svg:width="0.215cm" svg:height="0.23cm" svg:x="8.557cm" svg:y="5.017cm" svg:viewBox="0 0 216 231" svg:d="M46 184c27-31 42-42 60-58 0-2 32-28 51-47 47-47 59-72 59-73 0-6-5-6-6-6-3 0-4 1-7 6-16 24-26 33-39 33-12 0-17-9-26-17-9-12-17-22-35-22-38 0-61 48-61 58 0 3 1 6 5 6 5 0 6-3 8-6 10-23 38-23 43-23 10 0 20 3 31 7 20 7 26 7 39 7-17 23-60 59-70 68l-46 42c-35 35-52 64-52 68s6 4 6 4c4 0 5 0 8-6 12-18 28-31 43-31 12 0 18 4 31 18 8 12 17 19 31 19 51 0 81-65 81-78 0-3-3-6-7-6-5 0-5 3-8 8-11 33-43 43-60 43-10 0-19-4-30-7-17-7-25-9-36-9 0 0-9 0-13 2z">
            <text:p/>
          </draw:path>
        </draw:g>
        <draw:custom-shape draw:style-name="gr7" draw:text-style-name="P1" xml:id="id3" draw:id="id3" draw:layer="layout" svg:width="0.691cm" svg:height="0.751cm" svg:x="8.327cm" svg:y="17.3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a§svg§600§TRUE§</svg:desc>
          <draw:polygon draw:style-name="gr3" draw:text-style-name="P3" draw:layer="layout" svg:width="0.265cm" svg:height="0.219cm" svg:x="8.537cm" svg:y="17.65cm" svg:viewBox="0 0 266 220" draw:points="133,220 0,220 0,0 266,0 266,220">
            <text:p/>
          </draw:polygon>
          <draw:path draw:style-name="gr4" draw:text-style-name="P4" draw:layer="layout" svg:width="0.231cm" svg:height="0.23cm" svg:x="8.557cm" svg:y="17.643cm" svg:viewBox="0 0 232 231" svg:d="M169 33c-10-19-24-33-47-33-59 0-122 75-122 150 0 48 27 81 67 81 10 0 36-1 66-37 5 21 22 37 46 37 19 0 30-11 37-27 9-19 16-51 16-51 0-6-4-6-6-6-5 0-5 3-7 10-8 34-18 63-38 63-15 0-16-13-16-23 0-12 1-15 7-38 6-22 6-26 11-46l18-71c4-15 4-16 4-17 0-9-6-15-14-15-13 0-20 12-22 23zM136 165c-3 10-3 10-10 19-23 28-43 36-57 36-26 0-33-28-33-48 0-25 16-88 28-111 16-31 38-49 59-49 33 0 40 41 40 44s-1 6-3 9z">
            <text:p/>
          </draw:path>
        </draw:g>
        <draw:connector draw:style-name="gr8" draw:text-style-name="P6" draw:layer="layout" svg:x1="8.663cm" svg:y1="3.446cm" svg:x2="8.653cm" svg:y2="4.769cm" draw:end-shape="id1" draw:end-glue-point="4" svg:d="M8663 3446v398h-10v925" svg:viewBox="0 0 11 1324">
          <text:p/>
        </draw:connector>
        <draw:custom-shape draw:style-name="gr1" draw:text-style-name="P1" xml:id="id5" draw:id="id5" draw:layer="layout" svg:width="2.453cm" svg:height="1.367cm" svg:x="2.382cm" svg:y="10.8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0.694cm" svg:height="0.749cm" svg:x="3.268cm" svg:y="11.2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s§svg§600§TRUE§</svg:desc>
          <draw:polygon draw:style-name="gr3" draw:text-style-name="P3" draw:layer="layout" svg:width="0.236cm" svg:height="0.219cm" svg:x="3.503cm" svg:y="11.452cm" svg:viewBox="0 0 237 220" draw:points="119,220 0,220 0,0 237,0 237,220">
            <text:p/>
          </draw:polygon>
          <draw:path draw:style-name="gr4" draw:text-style-name="P4" draw:layer="layout" svg:width="0.186cm" svg:height="0.23cm" svg:x="3.529cm" svg:y="11.445cm" svg:viewBox="0 0 187 231" svg:d="M172 35c-14 0-24 11-24 23 0 7 4 14 16 14 11 0 23-8 23-29s-22-43-61-43c-67 0-86 52-86 75 0 39 39 48 53 51 26 4 53 10 53 39 0 13-11 55-73 55-7 0-46 0-57-26 18 1 31-13 31-28 0-11-8-17-18-17-13 0-29 10-29 33 0 29 29 49 73 49 82 0 102-62 102-84 0-18-10-31-16-37-14-15-28-18-51-22-18-4-38-7-38-30 0-16 12-46 56-46 13 0 39 2 46 23z">
            <text:p/>
          </draw:path>
        </draw:g>
        <draw:custom-shape draw:style-name="gr9" draw:text-style-name="P7" xml:id="id2" draw:id="id2" draw:layer="layout" svg:width="1.669cm" svg:height="1.104cm" svg:x="7.838cm" svg:y="19.31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4§display§\pi_\psi§svg§600§TRUE§</svg:desc>
          <draw:polygon draw:style-name="gr3" draw:text-style-name="P3" draw:layer="layout" svg:width="0.781cm" svg:height="0.497cm" svg:x="8.331cm" svg:y="19.683cm" svg:viewBox="0 0 782 498" draw:points="390,498 0,498 0,0 782,0 782,498">
            <text:p/>
          </draw:polygon>
          <draw:path draw:style-name="gr4" draw:text-style-name="P4" draw:layer="layout" svg:width="0.377cm" svg:height="0.307cm" svg:x="8.349cm" svg:y="19.681cm" svg:viewBox="0 0 378 308" svg:d="M166 42h79c-23 102-29 132-29 179 0 10 0 30 6 54 8 29 13 33 25 33 14 0 28-12 28-25 0-4 0-6-4-16-20-50-20-95-20-115 0-37 4-75 12-110h79c10 0 36 0 36-26 0-16-16-16-28-16h-235c-14 0-42 0-71 34-26 25-44 59-44 61s0 8 8 8c6 0 8-2 12-8 33-53 75-53 89-53h39c-21 83-59 168-89 231-6 12-6 12-6 18 0 13 12 17 20 17 22 0 28-19 36-45 10-32 10-34 18-67z">
            <text:p/>
          </draw:path>
          <draw:path draw:style-name="gr4" draw:text-style-name="P4" draw:layer="layout" svg:width="0.327cm" svg:height="0.438cm" svg:x="8.749cm" svg:y="19.748cm" svg:viewBox="0 0 328 439" svg:d="M243 14c2-6 2-8 2-8 0-6-6-6-8-6-7 0-7 2-9 10l-80 320c-41-6-63-24-63-55 0-8 0-22 26-81 4-12 6-20 6-28 0-26-20-41-46-41-49 0-71 65-71 73s6 8 8 8c8 0 8-4 10-8 12-42 31-62 51-62 8 0 12 6 12 18s-4 20-8 36c-26 61-26 73-26 81 0 57 60 69 97 71-4 14-21 89-21 91 0 6 6 6 8 6 6 0 8-2 9-10l20-85c20 0 66 0 117-51 12-14 26-32 34-52 8-18 17-57 17-79 0-37-23-39-23-39-14 0-28 13-28 25 0 10 6 14 8 14 8 8 20 20 20 42 0 41-58 126-141 126z">
            <text:p/>
          </draw:path>
        </draw:g>
        <draw:connector draw:style-name="gr8" draw:text-style-name="P6" draw:layer="layout" svg:x1="8.672cm" svg:y1="19.316cm" svg:x2="8.673cm" svg:y2="18.146cm" draw:start-shape="id2" draw:start-glue-point="0" draw:end-shape="id3" draw:end-glue-point="8" svg:d="M8672 19316v-585h1v-585" svg:viewBox="0 0 2 1171">
          <text:p/>
        </draw:connector>
        <draw:frame draw:style-name="gr10" draw:text-style-name="P9" draw:layer="layout" svg:width="6.473cm" svg:height="2.2cm" svg:x="9.948cm" svg:y="19.066cm">
          <draw:text-box>
            <text:p text:style-name="P8"><text:span text:style-name="T1">Stochastic policy network (optimized)</text:span></text:p>
          </draw:text-box>
        </draw:frame>
        <draw:custom-shape draw:style-name="gr11" draw:text-style-name="P10" draw:layer="layout" svg:width="2.667cm" svg:height="1.524cm" svg:x="7.304cm" svg:y="1.88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1" draw:layer="layout" svg:width="2.542cm" svg:height="0.962cm" svg:x="7.458cm" svg:y="2.162cm">
          <draw:text-box>
            <text:p text:style-name="P8"><text:span text:style-name="T2">sample</text:span></text:p>
          </draw:text-box>
        </draw:frame>
        <draw:g>
          <svg:title>TexMaths</svg:title>
          <svg:desc>32§display§f§svg§600§TRUE§</svg:desc>
          <draw:polygon draw:style-name="gr3" draw:text-style-name="P3" draw:layer="layout" svg:width="0.482cm" svg:height="0.685cm" svg:x="8.449cm" svg:y="7.524cm" svg:viewBox="0 0 483 686" draw:points="242,686 0,686 0,0 483,0 483,686">
            <text:p/>
          </draw:polygon>
          <draw:path draw:style-name="gr4" draw:text-style-name="P4" draw:layer="layout" svg:width="0.404cm" svg:height="0.704cm" svg:x="8.493cm" svg:y="7.513cm" svg:viewBox="0 0 405 705" svg:d="M256 237h69c16 0 25 0 25-17 0-7-9-7-23-7h-67l19-90c2-15 13-70 18-79 7-15 21-26 39-26 2 0 23 0 39 13-37 4-43 31-43 42 0 17 13 26 29 26 21 0 44-15 44-46 0-35-37-53-69-53-28 0-80 13-103 90-5 18-7 24-28 123h-55c-16 0-26 0-26 13 0 11 7 11 23 11h53l-60 306c-16 75-29 145-71 145-2 0-23 0-39-13 37-2 46-31 46-42 0-18-16-29-32-29-21 0-44 18-44 49 0 33 37 52 69 52 44 0 78-46 92-74 25-51 44-143 46-150z">
            <text:p/>
          </draw:path>
        </draw:g>
        <draw:custom-shape draw:style-name="gr13" draw:text-style-name="P12" xml:id="id6" draw:id="id6" draw:layer="layout" svg:width="1.943cm" svg:height="1.339cm" svg:x="7.659cm" svg:y="7.45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8§display§f^1§svg§600§TRUE§</svg:desc>
          <draw:polygon draw:style-name="gr3" draw:text-style-name="P3" draw:layer="layout" svg:width="0.629cm" svg:height="0.669cm" svg:x="8.35cm" svg:y="7.723cm" svg:viewBox="0 0 630 670" draw:points="315,670 0,670 0,0 630,0 630,670">
            <text:p/>
          </draw:polygon>
          <draw:path draw:style-name="gr4" draw:text-style-name="P4" draw:layer="layout" svg:width="0.316cm" svg:height="0.577cm" svg:x="8.384cm" svg:y="7.822cm" svg:viewBox="0 0 317 578" svg:d="M200 194h54c12 0 20 0 20-14 0-5-8-5-18-5h-53l15-74c2-13 11-58 14-65 6-13 16-22 31-22 2 0 18 0 30 11-28 4-34 25-34 34 0 15 11 22 24 22 16 0 34-13 34-38 0-29-29-43-54-43-22 0-63 11-81 74-4 14-6 20-22 101h-43c-13 0-20 0-20 10 0 9 6 9 18 9h42l-47 251c-13 61-24 119-56 119-2 0-18 0-31-11 29-2 36-25 36-34 0-15-12-24-25-24-16 0-34 15-34 40 0 27 29 43 54 43 34 0 61-38 72-61 20-42 34-117 36-123z">
            <text:p/>
          </draw:path>
          <draw:path draw:style-name="gr4" draw:text-style-name="P4" draw:layer="layout" svg:width="0.163cm" svg:height="0.294cm" svg:x="8.775cm" svg:y="7.714cm" svg:viewBox="0 0 164 295" svg:d="M101 13c0-13 0-13-13-13-29 29-70 29-88 29v16c11 0 40 0 65-13v227c0 15 0 20-45 20h-16v16c7 0 63-2 79-2 14 0 70 2 81 2v-16h-18c-45 0-45-5-45-20z">
            <text:p/>
          </draw:path>
        </draw:g>
        <draw:g>
          <svg:title>TexMaths</svg:title>
          <svg:desc>32§display§f§svg§600§TRUE§</svg:desc>
          <draw:polygon draw:style-name="gr3" draw:text-style-name="P3" draw:layer="layout" svg:width="0.482cm" svg:height="0.685cm" svg:x="8.449cm" svg:y="12.024cm" svg:viewBox="0 0 483 686" draw:points="242,686 0,686 0,0 483,0 483,686">
            <text:p/>
          </draw:polygon>
          <draw:path draw:style-name="gr4" draw:text-style-name="P4" draw:layer="layout" svg:width="0.404cm" svg:height="0.704cm" svg:x="8.493cm" svg:y="12.013cm" svg:viewBox="0 0 405 705" svg:d="M256 237h69c16 0 25 0 25-17 0-7-9-7-23-7h-67l19-90c2-15 13-70 18-79 7-15 21-26 39-26 2 0 23 0 39 13-37 4-43 31-43 42 0 17 13 26 29 26 21 0 44-15 44-46 0-35-37-53-69-53-28 0-80 13-103 90-5 18-7 24-28 123h-55c-16 0-26 0-26 13 0 11 7 11 23 11h53l-60 306c-16 75-29 145-71 145-2 0-23 0-39-13 37-2 46-31 46-42 0-18-16-29-32-29-21 0-44 18-44 49 0 33 37 52 69 52 44 0 78-46 92-74 25-51 44-143 46-150z">
            <text:p/>
          </draw:path>
        </draw:g>
        <draw:custom-shape draw:style-name="gr5" draw:text-style-name="P1" xml:id="id10" draw:id="id10" draw:layer="layout" svg:width="1.943cm" svg:height="1.339cm" svg:x="7.659cm" svg:y="11.95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xml:id="id4" draw:id="id4" draw:layer="layout" svg:width="3.885cm" svg:height="9.419cm" svg:x="6.715cm" svg:y="6.867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svg:x1="8.653cm" svg:y1="5.518cm" svg:x2="8.657cm" svg:y2="6.867cm" draw:start-shape="id1" draw:start-glue-point="8" draw:end-shape="id4" draw:end-glue-point="0" svg:d="M8653 5518v674h4v675" svg:viewBox="0 0 5 1350">
          <text:p/>
        </draw:connector>
        <draw:connector draw:style-name="gr8" draw:text-style-name="P6" draw:layer="layout" svg:x1="4.835cm" svg:y1="11.573cm" svg:x2="6.715cm" svg:y2="11.576cm" draw:start-shape="id5" draw:start-glue-point="1" draw:end-shape="id4" draw:end-glue-point="3" svg:d="M4835 11573h940v3h940" svg:viewBox="0 0 1881 4">
          <text:p/>
        </draw:connector>
        <draw:g>
          <svg:title>TexMaths</svg:title>
          <svg:desc>18§display§f^2§svg§600§TRUE§</svg:desc>
          <draw:polygon draw:style-name="gr3" draw:text-style-name="P3" draw:layer="layout" svg:width="0.629cm" svg:height="0.669cm" svg:x="8.35cm" svg:y="9.923cm" svg:viewBox="0 0 630 670" draw:points="315,670 0,670 0,0 630,0 630,670">
            <text:p/>
          </draw:polygon>
          <draw:path draw:style-name="gr4" draw:text-style-name="P4" draw:layer="layout" svg:width="0.316cm" svg:height="0.577cm" svg:x="8.384cm" svg:y="10.022cm" svg:viewBox="0 0 317 578" svg:d="M200 194h54c12 0 20 0 20-14 0-5-8-5-18-5h-53l15-74c2-13 11-58 14-65 6-13 16-22 31-22 2 0 18 0 30 11-28 4-34 25-34 34 0 15 11 22 24 22 16 0 34-13 34-38 0-29-29-43-54-43-22 0-63 11-81 74-4 14-6 20-22 101h-43c-13 0-20 0-20 10 0 9 6 9 18 9h42l-47 251c-13 61-24 119-56 119-2 0-18 0-31-11 29-2 36-25 36-34 0-15-12-24-25-24-16 0-34 15-34 40 0 27 29 43 54 43 34 0 61-38 72-61 20-42 34-117 36-123z">
            <text:p/>
          </draw:path>
          <draw:path draw:style-name="gr4" draw:text-style-name="P4" draw:layer="layout" svg:width="0.197cm" svg:height="0.294cm" svg:x="8.755cm" svg:y="9.914cm" svg:viewBox="0 0 198 295" svg:d="M198 214h-16c0 11-6 36-11 42-4 1-38 1-45 1h-81c47-41 61-54 88-73 34-27 65-54 65-98 0-54-49-86-104-86-56 0-94 40-94 79 0 24 20 25 23 25 11 0 24-7 24-23 0-7-2-23-25-23 12-33 43-42 64-42 45 0 69 34 69 70 0 40-29 71-43 87l-108 106c-4 4-4 4-4 16h184z">
            <text:p/>
          </draw:path>
        </draw:g>
        <draw:g>
          <svg:title>TexMaths</svg:title>
          <svg:desc>18§display§f^3§svg§600§TRUE§</svg:desc>
          <draw:polygon draw:style-name="gr3" draw:text-style-name="P3" draw:layer="layout" svg:width="0.629cm" svg:height="0.669cm" svg:x="8.35cm" svg:y="12.224cm" svg:viewBox="0 0 630 670" draw:points="315,670 0,670 0,0 630,0 630,670">
            <text:p/>
          </draw:polygon>
          <draw:path draw:style-name="gr4" draw:text-style-name="P4" draw:layer="layout" svg:width="0.316cm" svg:height="0.577cm" svg:x="8.384cm" svg:y="12.323cm" svg:viewBox="0 0 317 578" svg:d="M200 194h54c12 0 20 0 20-14 0-5-8-5-18-5h-53l15-74c2-13 11-58 14-65 6-13 16-22 31-22 2 0 18 0 30 11-28 4-34 25-34 34 0 15 11 22 24 22 16 0 34-13 34-38 0-29-29-43-54-43-22 0-63 11-81 74-4 14-6 20-22 101h-43c-13 0-20 0-20 10 0 9 6 9 18 9h42l-47 251c-13 61-24 119-56 119-2 0-18 0-31-11 29-2 36-25 36-34 0-15-12-24-25-24-16 0-34 15-34 40 0 27 29 43 54 43 34 0 61-38 72-61 20-42 34-117 36-123z">
            <text:p/>
          </draw:path>
          <draw:path draw:style-name="gr4" draw:text-style-name="P4" draw:layer="layout" svg:width="0.204cm" svg:height="0.303cm" svg:x="8.751cm" svg:y="12.215cm" svg:viewBox="0 0 205 304" svg:d="M97 148c36 0 61 23 61 72 0 54-32 70-59 70-18 0-56-4-76-31 22 0 27-16 27-25 0-14-10-23-25-23-12 0-25 7-25 25 0 41 47 68 101 68 61 0 104-41 104-84 0-36-29-71-77-81 47-17 63-51 63-78 0-34-40-61-90-61-49 0-87 23-87 59 0 17 9 24 24 24 12 0 21-9 21-22 0-14-9-23-21-23 14-20 45-25 63-25 20 0 47 10 47 48 0 20-6 40-18 54-15 16-27 18-49 18-11 2-13 2-14 2-2 0-4 0-4 5 0 8 4 8 11 8z">
            <text:p/>
          </draw:path>
        </draw:g>
        <draw:g>
          <svg:title>TexMaths</svg:title>
          <svg:desc>14§display§\tilde{s}§svg§600§TRUE§</svg:desc>
          <draw:polygon draw:style-name="gr3" draw:text-style-name="P3" draw:layer="layout" svg:width="0.272cm" svg:height="0.339cm" svg:x="13.267cm" svg:y="7.554cm" svg:viewBox="0 0 273 340" draw:points="136,340 0,340 0,0 273,0 273,340">
            <text:p/>
          </draw:polygon>
          <draw:path draw:style-name="gr4" draw:text-style-name="P4" draw:layer="layout" svg:width="0.168cm" svg:height="0.048cm" svg:x="13.329cm" svg:y="7.552cm" svg:viewBox="0 0 169 49" svg:d="M169 7l-8-7c0 0-19 25-42 25-11 0-24-8-33-13-13-8-23-12-31-12-19 0-29 12-55 40l9 9c0-1 18-26 41-26 12 0 25 9 33 13 13 9 23 13 32 13 18 0 28-11 54-42z">
            <text:p/>
          </draw:path>
          <draw:path draw:style-name="gr4" draw:text-style-name="P4" draw:layer="layout" svg:width="0.186cm" svg:height="0.23cm" svg:x="13.293cm" svg:y="7.668cm" svg:viewBox="0 0 187 231" svg:d="M172 35c-14 0-24 11-24 23 0 7 4 14 16 14 11 0 23-8 23-29s-22-43-61-43c-67 0-86 52-86 75 0 39 39 48 53 51 26 4 53 10 53 39 0 13-11 55-73 55-7 0-46 0-57-26 18 1 31-13 31-28 0-11-8-17-18-17-13 0-29 10-29 33 0 29 29 49 73 49 82 0 102-62 102-84 0-18-10-31-16-37-14-15-28-18-51-22-18-4-38-7-38-30 0-16 12-46 56-46 13 0 39 2 46 23z">
            <text:p/>
          </draw:path>
        </draw:g>
        <draw:custom-shape draw:style-name="gr15" draw:text-style-name="P1" draw:layer="layout" svg:width="0.694cm" svg:height="0.75cm" svg:x="12.847cm" svg:y="7.5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\tilde{s}§svg§600§TRUE§</svg:desc>
          <draw:polygon draw:style-name="gr3" draw:text-style-name="P3" draw:layer="layout" svg:width="0.272cm" svg:height="0.339cm" svg:x="13.067cm" svg:y="7.754cm" svg:viewBox="0 0 273 340" draw:points="136,340 0,340 0,0 273,0 273,340">
            <text:p/>
          </draw:polygon>
          <draw:path draw:style-name="gr4" draw:text-style-name="P4" draw:layer="layout" svg:width="0.168cm" svg:height="0.048cm" svg:x="13.129cm" svg:y="7.752cm" svg:viewBox="0 0 169 49" svg:d="M169 7l-8-7c0 0-19 25-42 25-11 0-24-8-33-13-13-8-23-12-31-12-19 0-29 12-55 40l9 9c0-1 18-26 41-26 12 0 25 9 33 13 13 9 23 13 32 13 18 0 28-11 54-42z">
            <text:p/>
          </draw:path>
          <draw:path draw:style-name="gr4" draw:text-style-name="P4" draw:layer="layout" svg:width="0.186cm" svg:height="0.23cm" svg:x="13.093cm" svg:y="7.868cm" svg:viewBox="0 0 187 231" svg:d="M172 35c-14 0-24 11-24 23 0 7 4 14 16 14 11 0 23-8 23-29s-22-43-61-43c-67 0-86 52-86 75 0 39 39 48 53 51 26 4 53 10 53 39 0 13-11 55-73 55-7 0-46 0-57-26 18 1 31-13 31-28 0-11-8-17-18-17-13 0-29 10-29 33 0 29 29 49 73 49 82 0 102-62 102-84 0-18-10-31-16-37-14-15-28-18-51-22-18-4-38-7-38-30 0-16 12-46 56-46 13 0 39 2 46 23z">
            <text:p/>
          </draw:path>
        </draw:g>
        <draw:custom-shape draw:style-name="gr1" draw:text-style-name="P1" xml:id="id7" draw:id="id7" draw:layer="layout" svg:width="2.453cm" svg:height="1.367cm" svg:x="11.76cm" svg:y="7.4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0.837cm" svg:height="0.904cm" svg:x="12.547cm" svg:y="7.6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\tilde{s}^1§svg§600§TRUE§</svg:desc>
          <draw:polygon draw:style-name="gr3" draw:text-style-name="P3" draw:layer="layout" svg:width="0.426cm" svg:height="0.424cm" svg:x="12.769cm" svg:y="7.86cm" svg:viewBox="0 0 427 425" draw:points="213,425 0,425 0,0 427,0 427,425">
            <text:p/>
          </draw:polygon>
          <draw:path draw:style-name="gr4" draw:text-style-name="P4" draw:layer="layout" svg:width="0.164cm" svg:height="0.047cm" svg:x="12.829cm" svg:y="7.955cm" svg:viewBox="0 0 165 48" svg:d="M165 7l-8-7c0 0-18 24-41 24-11 0-24-7-32-13-13-7-22-11-31-11-18 0-28 11-53 39l8 9c0-2 19-26 41-26 11 0 24 9 32 13 13 8 23 13 31 13 18 0 28-12 53-41z">
            <text:p/>
          </draw:path>
          <draw:path draw:style-name="gr4" draw:text-style-name="P4" draw:layer="layout" svg:width="0.181cm" svg:height="0.223cm" svg:x="12.794cm" svg:y="8.067cm" svg:viewBox="0 0 182 224" svg:d="M168 34c-14 0-24 11-24 22 0 7 4 14 16 14 11 0 22-8 22-28 0-21-21-42-59-42-66 0-84 50-84 73 0 38 38 46 52 49 25 4 52 10 52 38 0 12-11 53-72 53-7 0-44 0-56-25 19 1 31-13 31-27 0-11-8-17-18-17-13 0-28 10-28 32 0 28 28 48 71 48 80 0 100-60 100-81 0-18-10-31-16-37-14-14-28-16-50-21-17-4-36-7-36-29 0-15 11-45 54-45 13 0 38 3 45 23z">
            <text:p/>
          </draw:path>
          <draw:path draw:style-name="gr4" draw:text-style-name="P4" draw:layer="layout" svg:width="0.126cm" svg:height="0.228cm" svg:x="13.036cm" svg:y="7.853cm" svg:viewBox="0 0 127 229" svg:d="M78 10c0-10 0-10-9-10-23 22-55 22-69 22v13c8 0 31 0 50-10v177c0 11 0 15-35 15h-12v12c5 0 49-1 61-1s55 1 63 1v-12h-14c-35 0-35-4-35-15z">
            <text:p/>
          </draw:path>
        </draw:g>
        <draw:custom-shape draw:style-name="gr1" draw:text-style-name="P1" xml:id="id11" draw:id="id11" draw:layer="layout" svg:width="2.453cm" svg:height="1.367cm" svg:x="11.76cm" svg:y="11.94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svg:x1="9.602cm" svg:y1="8.125cm" svg:x2="11.76cm" svg:y2="8.136cm" draw:start-shape="id6" draw:start-glue-point="1" draw:end-shape="id7" draw:end-glue-point="3" svg:d="M9602 8125h1079v11h1079" svg:viewBox="0 0 2159 12">
          <text:p/>
        </draw:connector>
        <draw:connector draw:style-name="gr8" draw:text-style-name="P6" draw:layer="layout" svg:x1="9.602cm" svg:y1="10.325cm" svg:x2="11.76cm" svg:y2="10.32cm" draw:start-shape="id8" draw:start-glue-point="1" draw:end-shape="id9" draw:end-glue-point="3" svg:d="M9602 10325h1079v-5h1079" svg:viewBox="0 0 2159 6">
          <text:p/>
        </draw:connector>
        <draw:connector draw:style-name="gr8" draw:text-style-name="P6" draw:layer="layout" svg:x1="9.602cm" svg:y1="12.625cm" svg:x2="11.76cm" svg:y2="12.632cm" draw:start-shape="id10" draw:start-glue-point="1" draw:end-shape="id11" draw:end-glue-point="3" svg:d="M9602 12625h1079v7h1079" svg:viewBox="0 0 2159 8">
          <text:p/>
        </draw:connector>
        <draw:custom-shape draw:style-name="gr17" draw:text-style-name="P14" xml:id="id13" draw:id="id13" draw:layer="layout" svg:width="5.334cm" svg:height="2.159cm" svg:x="14.772cm" svg:y="5.45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4§display§\tilde{s}§svg§600§TRUE§</svg:desc>
          <draw:polygon draw:style-name="gr3" draw:text-style-name="P3" draw:layer="layout" svg:width="0.272cm" svg:height="0.339cm" svg:x="13.067cm" svg:y="9.961cm" svg:viewBox="0 0 273 340" draw:points="136,340 0,340 0,0 273,0 273,340">
            <text:p/>
          </draw:polygon>
          <draw:path draw:style-name="gr4" draw:text-style-name="P4" draw:layer="layout" svg:width="0.168cm" svg:height="0.048cm" svg:x="13.129cm" svg:y="9.959cm" svg:viewBox="0 0 169 49" svg:d="M169 7l-8-7c0 0-19 25-42 25-11 0-24-8-33-13-13-8-23-12-31-12-19 0-29 12-55 40l9 9c0-1 18-26 41-26 12 0 25 9 33 13 13 9 23 13 32 13 18 0 28-11 54-42z">
            <text:p/>
          </draw:path>
          <draw:path draw:style-name="gr4" draw:text-style-name="P4" draw:layer="layout" svg:width="0.186cm" svg:height="0.23cm" svg:x="13.093cm" svg:y="10.075cm" svg:viewBox="0 0 187 231" svg:d="M172 35c-14 0-24 11-24 23 0 7 4 14 16 14 11 0 23-8 23-29s-22-43-61-43c-67 0-86 52-86 75 0 39 39 48 53 51 26 4 53 10 53 39 0 13-11 55-73 55-7 0-46 0-57-26 18 1 31-13 31-28 0-11-8-17-18-17-13 0-29 10-29 33 0 29 29 49 73 49 82 0 102-62 102-84 0-18-10-31-16-37-14-15-28-18-51-22-18-4-38-7-38-30 0-16 12-46 56-46 13 0 39 2 46 23z">
            <text:p/>
          </draw:path>
        </draw:g>
        <draw:custom-shape draw:style-name="gr16" draw:text-style-name="P1" draw:layer="layout" svg:width="0.837cm" svg:height="0.904cm" svg:x="12.547cm" svg:y="9.8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\tilde{s}^2§svg§600§TRUE§</svg:desc>
          <draw:polygon draw:style-name="gr3" draw:text-style-name="P3" draw:layer="layout" svg:width="0.426cm" svg:height="0.424cm" svg:x="12.77cm" svg:y="10.067cm" svg:viewBox="0 0 427 425" draw:points="213,425 0,425 0,0 427,0 427,425">
            <text:p/>
          </draw:polygon>
          <draw:path draw:style-name="gr4" draw:text-style-name="P4" draw:layer="layout" svg:width="0.164cm" svg:height="0.047cm" svg:x="12.83cm" svg:y="10.162cm" svg:viewBox="0 0 165 48" svg:d="M165 7l-8-7c0 0-18 24-41 24-11 0-24-7-32-13-13-7-22-11-31-11-18 0-28 11-53 39l8 9c0-2 19-26 41-26 11 0 24 9 32 13 13 8 23 13 31 13 18 0 28-12 53-41z">
            <text:p/>
          </draw:path>
          <draw:path draw:style-name="gr4" draw:text-style-name="P4" draw:layer="layout" svg:width="0.181cm" svg:height="0.223cm" svg:x="12.795cm" svg:y="10.274cm" svg:viewBox="0 0 182 224" svg:d="M168 34c-14 0-24 11-24 22 0 7 4 14 16 14 11 0 22-8 22-28 0-21-21-42-59-42-66 0-84 50-84 73 0 38 38 46 52 49 25 4 52 10 52 38 0 12-11 53-72 53-7 0-44 0-56-25 19 1 31-13 31-27 0-11-8-17-18-17-13 0-28 10-28 32 0 28 28 48 71 48 80 0 100-60 100-81 0-18-10-31-16-37-14-14-28-16-50-21-17-4-36-7-36-29 0-15 11-45 54-45 13 0 38 3 45 23z">
            <text:p/>
          </draw:path>
          <draw:path draw:style-name="gr4" draw:text-style-name="P4" draw:layer="layout" svg:width="0.153cm" svg:height="0.228cm" svg:x="13.022cm" svg:y="10.06cm" svg:viewBox="0 0 154 229" svg:d="M154 167h-13c0 8-4 28-8 32-3 1-29 1-35 1h-63c36-32 48-42 69-57 26-21 50-42 50-76 0-42-38-67-81-67-44 0-73 31-73 62 0 18 15 19 18 19 9 0 18-5 18-18 0-6-1-18-19-18 10-25 33-32 50-32 35 0 53 26 53 54 0 31-22 55-33 67l-84 83c-3 3-3 3-3 12h143z">
            <text:p/>
          </draw:path>
        </draw:g>
        <draw:g>
          <svg:title>TexMaths</svg:title>
          <svg:desc>14§display§\tilde{s}§svg§600§TRUE§</svg:desc>
          <draw:polygon draw:style-name="gr3" draw:text-style-name="P3" draw:layer="layout" svg:width="0.272cm" svg:height="0.339cm" svg:x="13.067cm" svg:y="12.262cm" svg:viewBox="0 0 273 340" draw:points="136,340 0,340 0,0 273,0 273,340">
            <text:p/>
          </draw:polygon>
          <draw:path draw:style-name="gr4" draw:text-style-name="P4" draw:layer="layout" svg:width="0.168cm" svg:height="0.048cm" svg:x="13.129cm" svg:y="12.26cm" svg:viewBox="0 0 169 49" svg:d="M169 7l-8-7c0 0-19 25-42 25-11 0-24-8-33-13-13-8-23-12-31-12-19 0-29 12-55 40l9 9c0-1 18-26 41-26 12 0 25 9 33 13 13 9 23 13 32 13 18 0 28-11 54-42z">
            <text:p/>
          </draw:path>
          <draw:path draw:style-name="gr4" draw:text-style-name="P4" draw:layer="layout" svg:width="0.186cm" svg:height="0.23cm" svg:x="13.093cm" svg:y="12.376cm" svg:viewBox="0 0 187 231" svg:d="M172 35c-14 0-24 11-24 23 0 7 4 14 16 14 11 0 23-8 23-29s-22-43-61-43c-67 0-86 52-86 75 0 39 39 48 53 51 26 4 53 10 53 39 0 13-11 55-73 55-7 0-46 0-57-26 18 1 31-13 31-28 0-11-8-17-18-17-13 0-29 10-29 33 0 29 29 49 73 49 82 0 102-62 102-84 0-18-10-31-16-37-14-15-28-18-51-22-18-4-38-7-38-30 0-16 12-46 56-46 13 0 39 2 46 23z">
            <text:p/>
          </draw:path>
        </draw:g>
        <draw:custom-shape draw:style-name="gr16" draw:text-style-name="P1" draw:layer="layout" svg:width="0.837cm" svg:height="0.904cm" svg:x="12.547cm" svg:y="12.1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\tilde{s}^3§svg§600§TRUE§</svg:desc>
          <draw:polygon draw:style-name="gr3" draw:text-style-name="P3" draw:layer="layout" svg:width="0.426cm" svg:height="0.424cm" svg:x="12.77cm" svg:y="12.368cm" svg:viewBox="0 0 427 425" draw:points="213,425 0,425 0,0 427,0 427,425">
            <text:p/>
          </draw:polygon>
          <draw:path draw:style-name="gr4" draw:text-style-name="P4" draw:layer="layout" svg:width="0.164cm" svg:height="0.047cm" svg:x="12.83cm" svg:y="12.463cm" svg:viewBox="0 0 165 48" svg:d="M165 7l-8-7c0 0-18 24-41 24-11 0-24-7-32-13-13-7-22-11-31-11-18 0-28 11-53 39l8 9c0-2 19-26 41-26 11 0 24 9 32 13 13 8 23 13 31 13 18 0 28-12 53-41z">
            <text:p/>
          </draw:path>
          <draw:path draw:style-name="gr4" draw:text-style-name="P4" draw:layer="layout" svg:width="0.181cm" svg:height="0.223cm" svg:x="12.795cm" svg:y="12.575cm" svg:viewBox="0 0 182 224" svg:d="M168 34c-14 0-24 11-24 22 0 7 4 14 16 14 11 0 22-8 22-28 0-21-21-42-59-42-66 0-84 50-84 73 0 38 38 46 52 49 25 4 52 10 52 38 0 12-11 53-72 53-7 0-44 0-56-25 19 1 31-13 31-27 0-11-8-17-18-17-13 0-28 10-28 32 0 28 28 48 71 48 80 0 100-60 100-81 0-18-10-31-16-37-14-14-28-16-50-21-17-4-36-7-36-29 0-15 11-45 54-45 13 0 38 3 45 23z">
            <text:p/>
          </draw:path>
          <draw:path draw:style-name="gr4" draw:text-style-name="P4" draw:layer="layout" svg:width="0.159cm" svg:height="0.235cm" svg:x="13.018cm" svg:y="12.361cm" svg:viewBox="0 0 160 236" svg:d="M76 115c28 0 47 18 47 56 0 42-25 54-46 54-14 0-43-3-59-23 17 0 21-13 21-20 0-11-8-18-19-18-10 0-20 5-20 19 0 33 36 53 78 53 48 0 82-32 82-65 0-28-23-55-61-63 37-13 49-39 49-60 0-27-30-48-70-48-37 0-67 18-67 46 0 13 7 18 18 18 10 0 17-7 17-16 0-12-7-19-17-19 12-15 35-19 49-19 16 0 37 8 37 38 0 15-4 30-14 42-11 12-21 14-38 14-8 1-10 1-11 1-2 0-4 0-4 4 0 6 4 6 9 6z">
            <text:p/>
          </draw:path>
        </draw:g>
        <draw:custom-shape draw:style-name="gr18" draw:text-style-name="P15" xml:id="id12" draw:id="id12" draw:layer="layout" svg:width="3.81cm" svg:height="2.159cm" svg:x="15.541cm" svg:y="9.23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svg:x1="14.213cm" svg:y1="10.32cm" svg:x2="15.279cm" svg:y2="10.306cm" draw:start-shape="id9" draw:start-glue-point="1" svg:d="M14213 10320h797v-14h269" svg:viewBox="0 0 1067 15">
          <text:p/>
        </draw:connector>
        <draw:frame draw:style-name="gr19" draw:text-style-name="P11" draw:layer="layout" svg:width="2.962cm" svg:height="0.962cm" svg:x="15.886cm" svg:y="9.842cm">
          <draw:text-box>
            <text:p text:style-name="P8"><text:span text:style-name="T2">Variance</text:span></text:p>
          </draw:text-box>
        </draw:frame>
        <draw:frame draw:style-name="gr20" draw:text-style-name="P16" draw:layer="layout" svg:width="5.129cm" svg:height="1.673cm" svg:x="15.026cm" svg:y="5.708cm">
          <draw:text-box>
            <text:p text:style-name="P8"><text:span text:style-name="T3">Model </text:span></text:p>
            <text:p text:style-name="P8"><text:span text:style-name="T3">Uncertainty cost</text:span></text:p>
          </draw:text-box>
        </draw:frame>
        <draw:connector draw:style-name="gr8" draw:text-style-name="P6" draw:layer="layout" svg:x1="17.446cm" svg:y1="9.231cm" svg:x2="17.439cm" svg:y2="7.613cm" draw:start-shape="id12" draw:start-glue-point="0" draw:end-shape="id13" draw:end-glue-point="2" svg:d="M17446 9231v-809h-7v-809" svg:viewBox="0 0 8 1619">
          <text:p/>
        </draw:connector>
        <draw:frame draw:style-name="gr21" draw:text-style-name="P11" draw:layer="layout" svg:width="5.578cm" svg:height="2.384cm" svg:x="1.127cm" svg:y="4.221cm">
          <draw:text-box>
            <text:p text:style-name="P8"><text:span text:style-name="T2">Different dropout </text:span></text:p>
            <text:p text:style-name="P8"><text:span text:style-name="T2">masks applied to </text:span></text:p>
            <text:p text:style-name="P8"><text:span text:style-name="T2">forward model</text:span></text:p>
          </draw:text-box>
        </draw:frame>
        <draw:connector draw:style-name="gr8" draw:text-style-name="P6" draw:layer="layout" draw:type="line" svg:x1="5.927cm" svg:y1="6.429cm" svg:x2="7.197cm" svg:y2="7.311cm" svg:d="M5927 6429l1270 882" svg:viewBox="0 0 1271 883">
          <text:p/>
        </draw:connector>
        <draw:connector draw:style-name="gr8" draw:text-style-name="P6" draw:layer="layout" draw:type="line" svg:x1="8.673cm" svg:y1="17.395cm" svg:x2="8.676cm" svg:y2="16.343cm" draw:start-shape="id3" draw:start-glue-point="4" svg:d="M8673 17395l3-1052" svg:viewBox="0 0 4 1053">
          <text:p/>
        </draw:connector>
        <draw:connector draw:style-name="gr8" draw:text-style-name="P6" draw:layer="layout" svg:x1="3.608cm" svg:y1="12.257cm" svg:x2="7.838cm" svg:y2="19.868cm" draw:start-shape="id5" draw:start-glue-point="2" draw:end-shape="id2" draw:end-glue-point="3" svg:d="M3608 12257v7611h4230" svg:viewBox="0 0 4231 7612">
          <text:p/>
        </draw:connector>
        <draw:g>
          <svg:title>TexMaths</svg:title>
          <svg:desc>32§display§f§svg§600§TRUE§</svg:desc>
          <draw:polygon draw:style-name="gr3" draw:text-style-name="P3" draw:layer="layout" svg:width="0.482cm" svg:height="0.685cm" svg:x="8.449cm" svg:y="14.324cm" svg:viewBox="0 0 483 686" draw:points="242,686 0,686 0,0 483,0 483,686">
            <text:p/>
          </draw:polygon>
          <draw:path draw:style-name="gr4" draw:text-style-name="P4" draw:layer="layout" svg:width="0.404cm" svg:height="0.704cm" svg:x="8.493cm" svg:y="14.313cm" svg:viewBox="0 0 405 705" svg:d="M256 237h69c16 0 25 0 25-17 0-7-9-7-23-7h-67l19-90c2-15 13-70 18-79 7-15 21-26 39-26 2 0 23 0 39 13-37 4-43 31-43 42 0 17 13 26 29 26 21 0 44-15 44-46 0-35-37-53-69-53-28 0-80 13-103 90-5 18-7 24-28 123h-55c-16 0-26 0-26 13 0 11 7 11 23 11h53l-60 306c-16 75-29 145-71 145-2 0-23 0-39-13 37-2 46-31 46-42 0-18-16-29-32-29-21 0-44 18-44 49 0 33 37 52 69 52 44 0 78-46 92-74 25-51 44-143 46-150z">
            <text:p/>
          </draw:path>
        </draw:g>
        <draw:custom-shape draw:style-name="gr22" draw:text-style-name="P17" xml:id="id16" draw:id="id16" draw:layer="layout" svg:width="1.943cm" svg:height="1.339cm" svg:x="7.659cm" svg:y="14.25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8§display§f§svg§600§TRUE§</svg:desc>
          <draw:polygon draw:style-name="gr3" draw:text-style-name="P3" draw:layer="layout" svg:width="0.377cm" svg:height="0.561cm" svg:x="8.35cm" svg:y="14.524cm" svg:viewBox="0 0 378 562" draw:points="189,562 0,562 0,0 378,0 378,562">
            <text:p/>
          </draw:polygon>
          <draw:path draw:style-name="gr4" draw:text-style-name="P4" draw:layer="layout" svg:width="0.316cm" svg:height="0.577cm" svg:x="8.384cm" svg:y="14.515cm" svg:viewBox="0 0 317 578" svg:d="M200 194h54c12 0 20 0 20-14 0-5-8-5-18-5h-53l15-74c2-13 11-58 14-65 6-13 16-22 31-22 2 0 18 0 30 11-28 4-34 25-34 34 0 15 11 22 24 22 16 0 34-13 34-38 0-29-29-43-54-43-22 0-63 11-81 74-4 14-6 20-22 101h-43c-13 0-20 0-20 10 0 9 6 9 18 9h42l-47 251c-13 61-24 119-56 119-2 0-18 0-31-11 29-2 36-25 36-34 0-15-12-24-25-24-16 0-34 15-34 40 0 27 29 43 54 43 34 0 61-38 72-61 20-42 34-117 36-123z">
            <text:p/>
          </draw:path>
        </draw:g>
        <draw:custom-shape draw:style-name="gr1" draw:text-style-name="P1" xml:id="id17" draw:id="id17" draw:layer="layout" svg:width="2.453cm" svg:height="1.367cm" svg:x="22.768cm" svg:y="10.85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4§display§\tilde{s}§svg§600§TRUE§</svg:desc>
          <draw:polygon draw:style-name="gr3" draw:text-style-name="P3" draw:layer="layout" svg:width="0.272cm" svg:height="0.339cm" svg:x="24.075cm" svg:y="11.168cm" svg:viewBox="0 0 273 340" draw:points="136,340 0,340 0,0 273,0 273,340">
            <text:p/>
          </draw:polygon>
          <draw:path draw:style-name="gr4" draw:text-style-name="P4" draw:layer="layout" svg:width="0.168cm" svg:height="0.048cm" svg:x="24.137cm" svg:y="11.166cm" svg:viewBox="0 0 169 49" svg:d="M169 7l-8-7c0 0-19 25-42 25-11 0-24-8-33-13-13-8-23-12-31-12-19 0-29 12-55 40l9 9c0-1 18-26 41-26 12 0 25 9 33 13 13 9 23 13 32 13 18 0 28-11 54-42z">
            <text:p/>
          </draw:path>
          <draw:path draw:style-name="gr4" draw:text-style-name="P4" draw:layer="layout" svg:width="0.186cm" svg:height="0.23cm" svg:x="24.101cm" svg:y="11.282cm" svg:viewBox="0 0 187 231" svg:d="M172 35c-14 0-24 11-24 23 0 7 4 14 16 14 11 0 23-8 23-29s-22-43-61-43c-67 0-86 52-86 75 0 39 39 48 53 51 26 4 53 10 53 39 0 13-11 55-73 55-7 0-46 0-57-26 18 1 31-13 31-28 0-11-8-17-18-17-13 0-29 10-29 33 0 29 29 49 73 49 82 0 102-62 102-84 0-18-10-31-16-37-14-15-28-18-51-22-18-4-38-7-38-30 0-16 12-46 56-46 13 0 39 2 46 23z">
            <text:p/>
          </draw:path>
        </draw:g>
        <draw:custom-shape draw:style-name="gr16" draw:text-style-name="P1" draw:layer="layout" svg:width="0.837cm" svg:height="0.904cm" svg:x="23.555cm" svg:y="11.0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\tilde{s}§svg§600§TRUE§</svg:desc>
          <draw:polygon draw:style-name="gr3" draw:text-style-name="P3" draw:layer="layout" svg:width="0.265cm" svg:height="0.328cm" svg:x="23.878cm" svg:y="11.368cm" svg:viewBox="0 0 266 329" draw:points="133,329 0,329 0,0 266,0 266,329">
            <text:p/>
          </draw:polygon>
          <draw:path draw:style-name="gr4" draw:text-style-name="P4" draw:layer="layout" svg:width="0.164cm" svg:height="0.047cm" svg:x="23.938cm" svg:y="11.367cm" svg:viewBox="0 0 165 48" svg:d="M165 7l-8-7c0 0-18 24-41 24-11 0-24-7-32-13-13-7-22-11-31-11-18 0-28 11-53 39l8 9c0-2 19-26 41-26 11 0 24 9 32 13 13 8 23 13 31 13 18 0 28-12 53-41z">
            <text:p/>
          </draw:path>
          <draw:path draw:style-name="gr4" draw:text-style-name="P4" draw:layer="layout" svg:width="0.181cm" svg:height="0.223cm" svg:x="23.903cm" svg:y="11.479cm" svg:viewBox="0 0 182 224" svg:d="M168 34c-14 0-24 11-24 22 0 7 4 14 16 14 11 0 22-8 22-28 0-21-21-42-59-42-66 0-84 50-84 73 0 38 38 46 52 49 25 4 52 10 52 38 0 12-11 53-72 53-7 0-44 0-56-25 19 1 31-13 31-27 0-11-8-17-18-17-13 0-28 10-28 32 0 28 28 48 71 48 80 0 100-60 100-81 0-18-10-31-16-37-14-14-28-16-50-21-17-4-36-7-36-29 0-15 11-45 54-45 13 0 38 3 45 23z">
            <text:p/>
          </draw:path>
        </draw:g>
        <draw:connector draw:style-name="gr8" draw:text-style-name="P6" draw:layer="layout" draw:line-skew="-0.537cm" svg:x1="14.213cm" svg:y1="8.136cm" svg:x2="15.267cm" svg:y2="9.798cm" draw:start-shape="id7" draw:start-glue-point="1" svg:d="M14213 8136h254v1662h800" svg:viewBox="0 0 1055 1663">
          <text:p/>
        </draw:connector>
        <draw:connector draw:style-name="gr8" draw:text-style-name="P6" draw:layer="layout" draw:line-skew="-0.55cm" svg:x1="14.213cm" svg:y1="12.632cm" svg:x2="15.293cm" svg:y2="10.724cm" draw:start-shape="id11" draw:start-glue-point="1" svg:d="M14213 12632h254v-1908h826" svg:viewBox="0 0 1081 1909">
          <text:p/>
        </draw:connector>
        <draw:custom-shape draw:style-name="gr17" draw:text-style-name="P14" xml:id="id15" draw:id="id15" draw:layer="layout" svg:width="5.334cm" svg:height="2.159cm" svg:x="21.32cm" svg:y="5.45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8" draw:layer="layout" svg:width="5.489cm" svg:height="1.673cm" svg:x="21.374cm" svg:y="5.708cm">
          <draw:text-box>
            <text:p text:style-name="P8"><text:span text:style-name="T3">Lane + proximity</text:span></text:p>
            <text:p text:style-name="P8"><text:span text:style-name="T3">cost</text:span></text:p>
          </draw:text-box>
        </draw:frame>
        <draw:custom-shape draw:style-name="gr24" draw:text-style-name="P14" xml:id="id14" draw:id="id14" draw:layer="layout" svg:width="3.937cm" svg:height="2.159cm" svg:x="18.653cm" svg:y="2.65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8" draw:layer="layout" svg:width="3.499cm" svg:height="0.962cm" svg:x="18.966cm" svg:y="3.108cm">
          <draw:text-box>
            <text:p text:style-name="P8"><text:span text:style-name="T3">Total Cost</text:span></text:p>
          </draw:text-box>
        </draw:frame>
        <draw:connector draw:style-name="gr8" draw:text-style-name="P6" draw:layer="layout" svg:x1="17.439cm" svg:y1="5.454cm" svg:x2="18.653cm" svg:y2="3.733cm" draw:start-shape="id13" draw:start-glue-point="0" draw:end-shape="id14" draw:end-glue-point="3" svg:d="M17439 5454v-1721h1214" svg:viewBox="0 0 1215 1722">
          <text:p/>
        </draw:connector>
        <draw:connector draw:style-name="gr8" draw:text-style-name="P6" draw:layer="layout" svg:x1="23.987cm" svg:y1="5.454cm" svg:x2="22.59cm" svg:y2="3.733cm" draw:start-shape="id15" draw:start-glue-point="0" draw:end-shape="id14" draw:end-glue-point="1" svg:d="M23987 5454v-1721h-1397" svg:viewBox="0 0 1398 1722">
          <text:p/>
        </draw:connector>
        <draw:connector draw:style-name="gr8" draw:text-style-name="P6" draw:layer="layout" svg:x1="9.602cm" svg:y1="14.925cm" svg:x2="23.994cm" svg:y2="12.222cm" draw:start-shape="id16" draw:start-glue-point="1" draw:end-shape="id17" draw:end-glue-point="2" svg:d="M9602 14925h14392v-2703" svg:viewBox="0 0 14393 2704">
          <text:p/>
        </draw:connector>
        <draw:connector draw:style-name="gr8" draw:text-style-name="P6" draw:layer="layout" svg:x1="23.994cm" svg:y1="10.855cm" svg:x2="23.987cm" svg:y2="7.613cm" draw:start-shape="id17" draw:start-glue-point="0" draw:end-shape="id15" draw:end-glue-point="2" svg:d="M23994 10855v-1621h-7v-1621" svg:viewBox="0 0 8 3243">
          <text:p/>
        </draw:connector>
        <draw:connector draw:style-name="gr8" draw:text-style-name="P6" draw:layer="layout" svg:x1="25.221cm" svg:y1="11.538cm" svg:x2="26.961cm" svg:y2="11.544cm" draw:start-shape="id17" draw:start-glue-point="1" svg:d="M25221 11538h1134v6h606" svg:viewBox="0 0 1741 7">
          <text:p/>
        </draw:connector>
        <draw:connector draw:style-name="gr8" draw:text-style-name="P6" draw:layer="layout" svg:x1="20.621cm" svg:y1="2.654cm" svg:x2="20.611cm" svg:y2="1.058cm" draw:start-shape="id14" draw:start-glue-point="0" svg:d="M20621 2654v-1062h-10v-534" svg:viewBox="0 0 11 1597">
          <text:p/>
        </draw:connector>
        <draw:connector draw:style-name="gr8" draw:text-style-name="P6" draw:layer="layout" svg:x1="1.007cm" svg:y1="11.555cm" svg:x2="2.382cm" svg:y2="11.573cm" draw:end-shape="id5" draw:end-glue-point="3" svg:d="M1007 11555h424v18h951" svg:viewBox="0 0 1376 19">
          <text:p/>
        </draw:connector>
        <draw:frame draw:style-name="gr26" draw:text-style-name="P11" draw:layer="layout" svg:width="4.452cm" svg:height="0.89cm" svg:x="1.2cm" svg:y="9.809cm">
          <draw:text-box>
            <text:p><text:span text:style-name="T2">Previous state</text:span></text:p>
          </draw:text-box>
        </draw:frame>
        <draw:frame draw:style-name="gr26" draw:text-style-name="P11" draw:layer="layout" svg:width="6.141cm" svg:height="0.89cm" svg:x="20.3cm" svg:y="15.309cm">
          <draw:text-box>
            <text:p><text:span text:style-name="T2">Predicted next sta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ath" svg:font-family="'Latin Modern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3T17:43:49.591562809</meta:creation-date>
    <dc:date>2018-09-23T16:02:03.299679003</dc:date>
    <meta:editing-duration>P1DT22H36M35S</meta:editing-duration>
    <meta:editing-cycles>31</meta:editing-cycles>
    <meta:generator>LibreOffice/5.1.6.2$Linux_X86_64 LibreOffice_project/10m0$Build-2</meta:generator>
    <meta:document-statistic meta:object-count="134"/>
  </office:meta>
</office:document-meta>
</file>